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11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1">
      <style:table-cell-properties fo:background-color="#ffffd7"/>
    </style:style>
    <style:style style:name="ce151" style:family="table-cell" style:parent-style-name="Default" style:data-style-name="N131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3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31"/>
    <style:style style:name="ce159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31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206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07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31">
      <style:table-cell-properties fo:background-color="#ffbf00"/>
    </style:style>
    <style:style style:name="ce265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31">
      <style:text-properties fo:font-weight="bold" style:font-weight-asian="bold" style:font-weight-complex="bold"/>
    </style:style>
    <style:style style:name="ce270" style:family="table-cell" style:parent-style-name="Default" style:data-style-name="N131">
      <style:table-cell-properties fo:background-color="#e0c2cd"/>
    </style:style>
    <style:style style:name="ce271" style:family="table-cell" style:parent-style-name="Default" style:data-style-name="N131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31">
      <style:table-cell-properties fo:background-color="#d4ea6b"/>
    </style:style>
    <style:style style:name="ce284" style:family="table-cell" style:parent-style-name="Default" style:data-style-name="N131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31">
      <style:table-cell-properties fo:background-color="#ffbf00"/>
      <style:text-properties fo:font-weight="bold" style:font-weight-asian="bold" style:font-weight-complex="bold"/>
    </style:style>
    <style:style style:name="ce290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31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31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31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1000" calcext:value-type="float">
            <text:p>1.000,00</text:p>
          </table:table-cell>
          <table:table-cell table:style-name="ce150" table:formula="of:=[$01_23.G2]" office:value-type="float" office:value="-14944.62" calcext:value-type="float">
            <text:p>-14.944,62</text:p>
          </table:table-cell>
          <table:table-cell table:style-name="ce157" table:formula="of:=[.E3]+[.F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4161" calcext:value-type="float">
            <text:p>14.161,00</text:p>
          </table:table-cell>
          <table:table-cell table:style-name="ce150" table:formula="of:=[$02_23.E2]" office:value-type="float" office:value="-56690.06" calcext:value-type="float">
            <text:p>-56.690,06</text:p>
          </table:table-cell>
          <table:table-cell table:style-name="ce155" table:formula="of:=[.B4]+[.C4]+[.D3]" office:value-type="float" office:value="-52076.37" calcext:value-type="float">
            <text:p>-52.076,37</text:p>
          </table:table-cell>
          <table:table-cell table:style-name="ce145" table:formula="of:=[$02_23.F2]" office:value-type="float" office:value="0" calcext:value-type="float">
            <text:p>0,00</text:p>
          </table:table-cell>
          <table:table-cell table:style-name="ce150" table:formula="of:=[$02_23.G2]" office:value-type="float" office:value="-795" calcext:value-type="float">
            <text:p>-795,00</text:p>
          </table:table-cell>
          <table:table-cell table:style-name="ce157" table:formula="of:=[.E4]+[.F4]+[.G3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3961" calcext:value-type="float">
            <text:p>83.961,00</text:p>
          </table:table-cell>
          <table:table-cell table:style-name="ce150" table:formula="of:=[$03_23.E2]" office:value-type="float" office:value="-17550.4" calcext:value-type="float">
            <text:p>-17.550,40</text:p>
          </table:table-cell>
          <table:table-cell table:style-name="ce155" table:formula="of:=[.B5]+[.C5]+[.D4]" office:value-type="float" office:value="14334.23" calcext:value-type="float">
            <text:p>14.334,23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14739.62" calcext:value-type="float">
            <text:p>-14.739,6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190.58" calcext:value-type="float">
            <text:p>-17.190,58</text:p>
          </table:table-cell>
          <table:table-cell table:style-name="ce155" table:formula="of:=[.B6]+[.C6]+[.D5]" office:value-type="float" office:value="11504.65" calcext:value-type="float">
            <text:p>11.504,65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6535.85" calcext:value-type="float">
            <text:p>-16.535,85</text:p>
          </table:table-cell>
          <table:table-cell table:style-name="ce155" table:formula="of:=[.B7]+[.C7]+[.D6]" office:value-type="float" office:value="8329.80000000001" calcext:value-type="float">
            <text:p>8.329,80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150" calcext:value-type="float">
            <text:p>150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12954.95" calcext:value-type="float">
            <text:p>12.954,95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14739.62" calcext:value-type="float">
            <text:p>-14.739,6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7780.10000000001" calcext:value-type="float">
            <text:p>7.780,10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72605.25" calcext:value-type="float">
            <text:p>72.605,25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3819.4" calcext:value-type="float">
            <text:p>173.819,40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3644.66" calcext:value-type="float">
            <text:p>113.644,66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6658.81" calcext:value-type="float">
            <text:p>286.658,81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9672.96" calcext:value-type="float">
            <text:p>399.672,96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2288" calcext:value-type="float">
            <text:p>722.288,00</text:p>
          </table:table-cell>
          <table:table-cell table:style-name="ce151" table:formula="of:=SUM([.C3:.C14])" office:value-type="float" office:value="-322615.04" calcext:value-type="float">
            <text:p>-322.615,04</text:p>
          </table:table-cell>
          <table:table-cell table:style-name="ce156" table:formula="of:=[.B15]+[.C15]" office:value-type="float" office:value="399672.96" calcext:value-type="float">
            <text:p>399.672,96</text:p>
          </table:table-cell>
          <table:table-cell table:style-name="ce146" table:formula="of:=SUM([.E3:.E14])" office:value-type="float" office:value="1000" calcext:value-type="float">
            <text:p>1.000,00</text:p>
          </table:table-cell>
          <table:table-cell table:style-name="ce151" table:formula="of:=SUM([.F3:.F14])" office:value-type="float" office:value="-15739.62" calcext:value-type="float">
            <text:p>-15.739,62</text:p>
          </table:table-cell>
          <table:table-cell table:style-name="ce156" table:formula="of:=[.E15]+[.F15]" office:value-type="float" office:value="-14739.62" calcext:value-type="float">
            <text:p>-14.739,6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190.6666666667" calcext:value-type="float">
            <text:p>60.190,67</text:p>
          </table:table-cell>
          <table:table-cell table:style-name="ce152" table:formula="of:=[.C15]/[.A16]" office:value-type="float" office:value="-26884.5866666667" calcext:value-type="float">
            <text:p>-26.884,59</text:p>
          </table:table-cell>
          <table:table-cell table:style-name="ce152"/>
          <table:table-cell table:style-name="ce152" table:formula="of:=[.E15]/[.A16]" office:value-type="float" office:value="83.3333333333333" calcext:value-type="float">
            <text:p>83,33</text:p>
          </table:table-cell>
          <table:table-cell table:style-name="ce152" table:formula="of:=[.F15]/[.A16]" office:value-type="float" office:value="-1311.635" calcext:value-type="float">
            <text:p>-1.311,64</text:p>
          </table:table-cell>
          <table:table-cell table:style-name="ce152" table:formula="of:=[.G15]/[.A16]" office:value-type="float" office:value="-1228.30166666667" calcext:value-type="float">
            <text:p>-1.228,30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261" calcext:value-type="float">
            <text:p>13.261,00</text:p>
          </table:table-cell>
          <table:table-cell table:style-name="ce203" table:formula="of:=SUM([.E5:.E26])" office:value-type="float" office:value="-22808.31" calcext:value-type="float">
            <text:p>-22.808,31</text:p>
          </table:table-cell>
          <table:table-cell table:style-name="ce203" table:formula="of:=SUM([.F4:.F27])" office:value-type="float" office:value="1000" calcext:value-type="float">
            <text:p>1.000,00</text:p>
          </table:table-cell>
          <table:table-cell table:style-name="ce203" table:formula="of:=SUM([.G4:.G27])" office:value-type="float" office:value="-14944.62" calcext:value-type="float">
            <text:p>-14.944,62</text:p>
          </table:table-cell>
          <table:table-cell table:style-name="ce203" table:formula="of:=[.F2]+[.G2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206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6130.21" calcext:value-type="float">
            <text:p>6.130,21</text:p>
          </table:table-cell>
          <table:table-cell table:style-name="ce207" table:formula="of:=SUM([.E35:.E42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95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95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195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8:.E81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4:.E12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8]*[.C88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89]*[.C89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0]*[.C90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6690.06" calcext:value-type="float">
            <text:p>-56.690,06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-795" calcext:value-type="float">
            <text:p>-795,00</text:p>
          </table:table-cell>
          <table:table-cell table:style-name="ce203" table:formula="of:=[.F2]+[.G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264" calcext:value-type="float">
            <text:p>-264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31" calcext:value-type="float">
            <text:p>-531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158" table:formula="of:=[.H5]+[.F6]+[.G6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158"/>
          <table:table-cell table:style-name="ce158" table:formula="of:=[.H6]+[.F7]+[.G7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7]+[.F8]+[.G8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400" calcext:value-type="float">
            <text:p>400,00</text:p>
          </table:table-cell>
          <table:table-cell/>
          <table:table-cell table:style-name="ce158" table:formula="of:=[.E34]" office:value-type="float" office:value="0" calcext:value-type="float">
            <text:p>0,00</text:p>
          </table:table-cell>
          <table:table-cell/>
          <table:table-cell table:style-name="ce158" table:formula="of:=[.H10]+[.F11]+[.G11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158" table:number-columns-repeated="2"/>
          <table:table-cell table:style-name="ce158" table:formula="of:=[.H11]+[.F12]+[.G1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72]" office:value-type="float" office:value="-3107.64" calcext:value-type="float">
            <text:p>-3.107,64</text:p>
          </table:table-cell>
          <table:table-cell table:number-columns-repeated="2"/>
          <table:table-cell table:style-name="ce158" table:formula="of:=[.H12]+[.F13]+[.G13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3]+[.F14]+[.G14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5]+[.F16]+[.G16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 table:number-columns-repeated="2"/>
          <table:table-cell table:style-name="ce158" table:formula="of:=[.H17]+[.F18]+[.G18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19]+[.F20]+[.G20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1]+[.F22]+[.G2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2]+[.F23]+[.G23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0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number-columns-repeated="1022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73:.E85])" office:value-type="float" office:value="-3107.64" calcext:value-type="float">
            <text:p>-3.107,6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Default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3961" calcext:value-type="float">
            <text:p>83.961,00</text:p>
          </table:table-cell>
          <table:table-cell table:style-name="ce203" table:formula="of:=SUM([.E4:.E25])" office:value-type="float" office:value="-17550.4" calcext:value-type="float">
            <text:p>-17.550,40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200" calcext:value-type="float">
            <text:p>200,00</text:p>
          </table:table-cell>
          <table:table-cell table:style-name="ce153"/>
          <table:table-cell table:style-name="ce158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2125.66" calcext:value-type="float">
            <text:p>-2.125,66</text:p>
          </table:table-cell>
          <table:table-cell table:style-name="ce15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58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58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158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58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style-name="ce158"/>
          <table:table-cell table:number-columns-repeated="1018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style-name="ce158"/>
          <table:table-cell table:number-columns-repeated="1018"/>
        </table:table-row>
        <table:table-row table:style-name="ro3">
          <table:table-cell table:number-columns-repeated="4"/>
          <table:table-cell table:style-name="ce15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number-columns-repeated="1019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number-columns-repeated="1019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200" calcext:value-type="float">
            <text:p>20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/>
          <table:table-cell table:style-name="ce158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/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199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190.58" calcext:value-type="float">
            <text:p>-17.190,58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6535.85" calcext:value-type="float">
            <text:p>-16.5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default-cell-style-name="Default"/>
        <table:table-column table:style-name="co14" table:default-cell-style-name="ce181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2"/>
          <table:table-cell table:style-name="ce186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F10]+[.D11]-[.E11]" office:value-type="float" office:value="-1816.67" calcext:value-type="float">
            <text:p>-18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-705.56" calcext:value-type="float">
            <text:p>-705,5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-705.56" calcext:value-type="float">
            <text:p>-705,56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405.55" calcext:value-type="float">
            <text:p>4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405.55" calcext:value-type="float">
            <text:p>4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1516.66" calcext:value-type="float">
            <text:p>15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1516.66" calcext:value-type="float">
            <text:p>15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2627.77" calcext:value-type="float">
            <text:p>26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3738.88" calcext:value-type="float">
            <text:p>37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111,12</text:p>
          </table:table-cell>
          <table:table-cell/>
          <table:table-cell table:formula="of:=[.F19]+[.D20]-[.E20]" office:value-type="float" office:value="4850" calcext:value-type="float">
            <text:p>4850</text:p>
          </table:table-cell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formula="of:=SUM([.D3:.D21])" office:value-type="float" office:value="11250" calcext:value-type="float">
            <text:p>11250</text:p>
          </table:table-cell>
          <table:table-cell table:formula="of:=SUM([.E3:.E21])" office:value-type="float" office:value="6400" calcext:value-type="float">
            <text:p>6400</text:p>
          </table:table-cell>
          <table:table-cell table:formula="of:=[.D22]-[.E22]" office:value-type="float" office:value="4850" calcext:value-type="float">
            <text:p>4850</text:p>
          </table:table-cell>
        </table:table-row>
      </table:table>
      <table:table table:name="GNLK- 2022" table:style-name="ta1">
        <office:forms form:automatic-focus="false" form:apply-design-mode="false"/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28" table:default-cell-style-name="ce153"/>
        <table:table-column table:style-name="co12" table:default-cell-style-name="ce153"/>
        <table:table-column table:style-name="co29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'01'.D2]" office:value-type="float" office:value="7333.3" calcext:value-type="float">
            <text:p>7.333,30</text:p>
          </table:table-cell>
          <table:table-cell table:style-name="ce150" table:formula="of:=[$'01'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'01'.F2]" office:value-type="float" office:value="46462.64" calcext:value-type="float">
            <text:p>46.462,64</text:p>
          </table:table-cell>
          <table:table-cell table:style-name="ce150" table:formula="of:=[$'01'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'02'.D2]" office:value-type="float" office:value="10567.09" calcext:value-type="float">
            <text:p>10.567,09</text:p>
          </table:table-cell>
          <table:table-cell table:style-name="ce150" table:formula="of:=[$'02'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'02'.F2]" office:value-type="float" office:value="11567.09" calcext:value-type="float">
            <text:p>11.567,09</text:p>
          </table:table-cell>
          <table:table-cell table:style-name="ce150" table:formula="of:=[$'02'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4541.12" calcext:value-type="float">
            <text:p>-34.541,12</text:p>
          </table:table-cell>
          <table:table-cell table:style-name="ce155" table:formula="of:=[.B12]+[.C12]+[.D11]" office:value-type="float" office:value="19587.52" calcext:value-type="float">
            <text:p>19.587,5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4603.32" calcext:value-type="float">
            <text:p>184.603,3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3117.94" calcext:value-type="float">
            <text:p>183.117,9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3196.11" calcext:value-type="float">
            <text:p>-263.196,11</text:p>
          </table:table-cell>
          <table:table-cell table:style-name="ce290" table:formula="of:=[.B15]+[.C15]" office:value-type="float" office:value="183117.94" calcext:value-type="float">
            <text:p>183.117,9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933.0091666667" calcext:value-type="float">
            <text:p>-21.933,01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58"/>
        <table:table-column table:style-name="co35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181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158"/>
        <table:table-column table:style-name="co38" table:default-cell-style-name="ce158"/>
        <table:table-column table:style-name="co39" table:default-cell-style-name="ce158"/>
        <table:table-column table:style-name="co40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1" table:default-cell-style-name="ce181"/>
        <table:table-column table:style-name="co42" table:default-cell-style-name="Default"/>
        <table:table-column table:style-name="co17" table:default-cell-style-name="Default"/>
        <table:table-column table:style-name="co43" table:default-cell-style-name="ce158"/>
        <table:table-column table:style-name="co44" table:default-cell-style-name="ce158"/>
        <table:table-column table:style-name="co43" table:default-cell-style-name="ce158"/>
        <table:table-column table:style-name="co44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47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4541.12" calcext:value-type="float">
            <text:p>-34.541,1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46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48" table:default-cell-style-name="ce145"/>
        <table:table-column table:style-name="co21" table:default-cell-style-name="ce150"/>
        <table:table-column table:style-name="co49" table:default-cell-style-name="ce155"/>
        <table:table-column table:style-name="co49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 kr bedli</number:text>
    </number:percentage-style>
    <number:percentage-style style:name="N136">
      <number:text>%</number:text>
      <number:number number:decimal-places="2" number:min-decimal-places="2" number:min-integer-digits="1"/>
      <number:text> aylık kira bedeli</number:text>
    </number:percentag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number-style style:name="N122">
      <number:text>Tpl/</number:text>
      <number:number number:min-integer-digits="1"/>
    </number:number-style>
    <number:number-style style:name="N121">
      <number:text>TPLM / </number:text>
      <number:number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3" number:min-decimal-places="3" number:min-integer-digits="1"/>
    </number:number-style>
    <number:number-style style:name="N118P0" style:volatile="true">
      <number:text>-</number:text>
      <number:number number:decimal-places="2" number:min-decimal-places="2" number:min-integer-digits="1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text>-</number:text>
      <number:number number:decimal-places="2" number:min-decimal-places="2" number:min-integer-digits="1" number:grouping="true"/>
    </number:number-style>
    <number:number-style style:name="N116" number:title="User-defined">
      <number:text>+</number:text>
      <number:number number:decimal-places="2" number:min-decimal-places="2" number:min-integer-digits="1" number:grouping="true"/>
    </number:number-style>
    <number:number-style style:name="N115">
      <number:number number:decimal-places="0" number:min-decimal-places="0" number:min-integer-digits="0"/>
    </number:number-style>
    <number:number-style style:name="N114">
      <number:number number:decimal-places="3" number:min-decimal-places="3" number:min-integer-digits="1" number:grouping="true"/>
    </number:number-style>
    <number:currency-style style:name="N11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3P0"/>
    </number:currency-style>
    <number:number-style style:name="N111">
      <number:text>Tpl / </number:text>
      <number:number number:min-integer-digits="1"/>
    </number:number-style>
    <number:number-style style:name="N1014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7" number:language="tr" number:country="TR">
      <number:text-content/>
      <style:map style:condition="value()&lt;=1.7976931348623157E+308" style:apply-style-name="N10137P0"/>
    </number:text-style>
    <number:time-style style:name="N10135" number:language="tr" number:country="TR">
      <number:hours/>
      <number:text>:</number:text>
      <number:minutes number:style="long"/>
      <number:text> </number:text>
      <number:am-pm/>
    </number:time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1P0"/>
    </number:number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4P0"/>
    </number:number-style>
    <number:date-style style:name="N10123" number:language="tr" number:country="TR">
      <number:day/>
      <number:text>. </number:text>
      <number:month number:textual="true"/>
    </number:date-style>
    <number:number-style style:name="N1012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2P0"/>
    </number:number-style>
    <number:date-style style:name="N10149" number:language="tr" number:country="TR">
      <number:day/>
      <number:text>.</number:text>
      <number:month number:textual="true"/>
    </number:date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2" style:volatile="true" number:language="tr" number:country="TR">
      <number:text> </number:text>
      <number:fill-character> </number:fill-character>
      <number:text>-     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date-style style:name="N1011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date-style style:name="N10113" number:language="tr" number:country="TR">
      <number:month number:textual="true"/>
      <number:text>.</number:text>
      <number:year/>
    </number:date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0H59M49S</meta:editing-duration>
    <meta:editing-cycles>159</meta:editing-cycles>
    <meta:generator>LibreOffice/7.3.7.2$Linux_X86_64 LibreOffice_project/30$Build-2</meta:generator>
    <dc:date>2023-01-26T11:36:15.699441196</dc:date>
    <meta:document-statistic meta:table-count="28" meta:cell-count="3977" meta:object-count="0"/>
  </office:meta>
</office:document-meta>
</file>